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4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title">
      <style:graphic-properties fo:min-height="2.629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629cm" svg:x="1.4cm" svg:y="3.728cm" presentation:class="title" presentation:user-transformed="true">
          <draw:text-box>
            <text:p>Teoría de la selección r y K</text:p>
          </draw:text-box>
        </draw:frame>
        <draw:frame presentation:style-name="pr2" draw:text-style-name="P3" draw:layer="layout" svg:width="25.199cm" svg:height="4.819cm" svg:x="1.4cm" svg:y="8cm" presentation:class="subtitle" presentation:user-transformed="true">
          <draw:text-box>
            <text:p text:style-name="P2"><text:span text:style-name="T1">Ecología de Poblaciones</text:span></text:p>
            <text:p text:style-name="P2"><text:span text:style-name="T1">Evolución de las historias de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2-02T17:39:24.541881471</meta:creation-date>
    <dc:date>2023-03-27T12:22:21.693790980</dc:date>
    <meta:editing-duration>PT3H12M27S</meta:editing-duration>
    <meta:editing-cycles>21</meta:editing-cycles>
    <meta:generator>LibreOffice/7.3.7.2$Linux_X86_64 LibreOffice_project/30$Build-2</meta:generator>
    <meta:document-statistic meta:object-count="29"/>
  </office:meta>
</office:document-meta>
</file>